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>
        <style:tab-stops/>
      </style:paragraph-properties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094af5" officeooo:paragraph-rsid="00094af5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094af5" officeooo:paragraph-rsid="000b311a"/>
    </style:style>
    <style:style style:name="P5" style:family="paragraph" style:parent-style-name="Standard">
      <style:text-properties fo:language="el" fo:country="GR" officeooo:rsid="000c4598" officeooo:paragraph-rsid="000c4598"/>
    </style:style>
    <style:style style:name="P6" style:family="paragraph" style:parent-style-name="Standard">
      <style:text-properties fo:language="el" fo:country="GR" officeooo:rsid="000cecfa" officeooo:paragraph-rsid="000cecfa"/>
    </style:style>
    <style:style style:name="P7" style:family="paragraph" style:parent-style-name="Standard">
      <style:text-properties fo:language="el" fo:country="GR" officeooo:rsid="000d3299" officeooo:paragraph-rsid="000d3299"/>
    </style:style>
    <style:style style:name="P8" style:family="paragraph" style:parent-style-name="заголовок_20_раздела">
      <style:text-properties fo:language="el" fo:country="GR" officeooo:rsid="000d3299" officeooo:paragraph-rsid="000d3299"/>
    </style:style>
    <style:style style:name="T1" style:family="text">
      <style:text-properties officeooo:rsid="00094af5"/>
    </style:style>
    <style:style style:name="T2" style:family="text">
      <style:text-properties fo:color="#666666" style:text-position="0% 100%" fo:font-style="normal" officeooo:rsid="000b311a" style:font-style-asian="normal" style:font-style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c72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заголовок_20_раздела">Базовые действия</text:p>
      <text:p text:style-name="P1">1. выделена фигура (</text:p>
      <text:p text:style-name="P1"><text:tab/>любыми способами:</text:p>
      <text:p text:style-name="P1"><text:tab/>обычно это Повторение, в том или ином виде. Оно может быть не явное(прямое), а</text:p>
      <text:p text:style-name="P2"><text:tab/>косвенное, через обобщения.</text:p>
      <text:p text:style-name="P1">)</text:p>
      <text:p text:style-name="P3">2. берутся любые части этой фигуры <text:span text:style-name="T2">(какие именно?)</text:span>,</text:p>
      <text:p text:style-name="P4">с ними них достраиваются любые под-фигуры <text:span text:style-name="T2">(какие именно?)</text:span>, </text:p>
      <text:p text:style-name="Standard"><text:span text:style-name="T1">так повторяется несколько раз, пока какие-то </text:span>подфигуры<text:span text:style-name="T1"> не оказываются равными подфигурам в исходной(базовой) фигуре. Тогда считается, что фигура может достраиваться этим найденным алгоритмом.</text:span></text:p>
      <text:p text:style-name="Standard"/>
      <text:p text:style-name="P5">2.1. <text:span text:style-name="T3">проверка алгоритма:</text:span></text:p>
      <text:p text:style-name="P5"><text:span text:style-name="T4">выделяется </text:span><text:span text:style-name="T3">другая фигура, </text:span><text:span text:style-name="T4">похожая своими подфигурами на первую выделенную;</text:span></text:p>
      <text:p text:style-name="P6"><text:span text:style-name="T4">в</text:span><text:span text:style-name="T3">ыполняется построенный для первой фигуры алгоритм;</text:span></text:p>
      <text:p text:style-name="P6"><text:span text:style-name="T3">если полученные из алгоритма подфигуры совпадают с теми, которые реально находятся </text:span></text:p>
      <text:p text:style-name="P6"><text:span text:style-name="T3">во второй фигуре — алгоритм проверен успешно и сохраняется.</text:span></text:p>
      <text:p text:style-name="P6"><text:span text:style-name="T3"/></text:p>
      <text:p text:style-name="P8"><text:span text:style-name="T3">Особенности алгоритмизации</text:span></text:p>
      <text:p text:style-name="P7"><text:span text:style-name="T3">для каждой фигуры может быть найдено множество алгоритмов, которые достраивают разные </text:span></text:p>
      <text:p text:style-name="P7"><text:span text:style-name="T3">(иногда пересекающиеся) части(подфигуры) этой фигуры.</text:span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4.565cm"/>
        </style:tab-stops>
      </style:paragraph-properties>
      <style:text-properties style:font-name="Verdana" fo:font-family="Verdana" style:font-style-name="Обычный" style:font-family-generic="swiss" style:font-pitch="variable" officeooo:rsid="0005ee69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Rybin</meta:initial-creator>
    <meta:creation-date>2017-10-17T03:53:17.65</meta:creation-date>
    <meta:generator>LibreOffice/5.4.2.2$Windows_X86_64 LibreOffice_project/22b09f6418e8c2d508a9eaf86b2399209b0990f4</meta:generator>
    <dc:date>2018-03-11T04:29:42.447000000</dc:date>
    <meta:editing-duration>P5DT4H34M32S</meta:editing-duration>
    <meta:editing-cycles>17</meta:editing-cycles>
    <meta:document-statistic meta:table-count="0" meta:image-count="0" meta:object-count="0" meta:page-count="1" meta:paragraph-count="17" meta:word-count="120" meta:character-count="919" meta:non-whitespace-character-count="809"/>
  </office:meta>
</office:document-meta>
</file>